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officeooo:rsid="000abe54" officeooo:paragraph-rsid="000abe54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abe54" officeooo:paragraph-rsid="000abe54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0abe54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abe54" officeooo:paragraph-rsid="000abe54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" style:family="text">
      <style:text-properties fo:font-size="14pt" officeooo:rsid="000abe54" style:font-size-asian="12.25pt" style:font-size-complex="14pt"/>
    </style:style>
    <style:style style:name="T5" style:family="text">
      <style:text-properties fo:color="#000000"/>
    </style:style>
    <style:style style:name="T6" style:family="text">
      <style:text-properties fo:color="#000000" fo:font-size="14pt" officeooo:rsid="000abe54" style:font-size-asian="12.25pt" style:font-size-complex="14pt"/>
    </style:style>
    <style:style style:name="T7" style:family="text">
      <style:text-properties fo:color="#000000" style:text-underline-style="none"/>
    </style:style>
    <style:style style:name="T8" style:family="text">
      <style:text-properties fo:color="#000000" style:text-underline-style="none" officeooo:rsid="000abe54"/>
    </style:style>
    <style:style style:name="T9" style:family="text">
      <style:text-properties fo:color="#000000" officeooo:rsid="000abe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EES POUR OPMON</text:p>
      <text:p text:style-name="P1"/>
      <text:p text:style-name="P2">Idées de Navet56 :<text:span text:style-name="T1"> - </text:span><text:span text:style-name="T2">Pas d’arènes mais des « épreuves »</text:span><text:span text:style-name="T1">, c’est comme les arènes sauf qu ‘il n’y a pas necessairement un combat contre un champion, à la fin de l’épreuve, le personnage reçoit un </text:span><text:span text:style-name="T2">trophée Regimys</text:span><text:span text:style-name="T1">. Avec 5 trophées, la ligue est débloquable.</text:span></text:p>
      <text:p text:style-name="P2"><text:span text:style-name="T1">Il y a en tout 10 épreuves. Et </text:span><text:span text:style-name="T3">12 trophées</text:span><text:span text:style-name="T1">, 1 trophée se cache dérrière la alle ou se trouve Prestazuli, une moitié de trophée se trouve après avoir capturé Clair de Lune et l’autre moitié avec Rayon de soleil. Les 2 moitié se completent et donne 1 trophées.</text:span></text:p>
      <text:p text:style-name="P2"><text:span text:style-name="T1">Donc on peut reussir à déboquer la ligue avec seulement 3 épreuves si on trouve les 3 OpMons legendaires.</text:span></text:p>
      <text:p text:style-name="P2"><text:span text:style-name="T1"/></text:p>
      <text:p text:style-name="P3"><text:span text:style-name="T4">Idées de</text:span><text:span text:style-name="T6"> i</text:span><text:span text:style-name="T5">mZeRRkA : </text:span><text:span text:style-name="T7"><text:s/>- </text:span><text:span text:style-name="T8">On peut obtenir des objets (potions, encens etc.) en jouant à un genre de « Cookie clicker », cela permettra d’avoir des objets même sans OPDollars. Il ne sera bien sur pas possibe de jouer à l’infini.</text:span></text:p>
      <text:p text:style-name="P3"><text:span text:style-name="T8"/></text:p>
      <text:p text:style-name="P4"><text:span text:style-name="T5">Idées de Aerzia :</text:span></text:p>
      <text:p text:style-name="P4"><text:span text:style-name="T5">Idées de Jlppc :</text:span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9T16:12:50.311071503</meta:creation-date>
    <dc:date>2017-03-19T16:26:16.750400298</dc:date>
    <meta:editing-duration>PT10M2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167" meta:character-count="889" meta:non-whitespace-character-count="728"/>
  </office:meta>
</office:document-meta>
</file>